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60058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UTRIMENTOS DE ANIMALES NUEVO HORIZONT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02909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ELMER FABIAN CALLUPE AGUILA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430033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568914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3:58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